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2.1047in"/>
    </style:style>
    <style:style style:name="co19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3.3043in"/>
    </style:style>
    <style:style style:name="co26" style:family="table-column">
      <style:table-column-properties fo:break-before="auto" style:column-width="2.9752in"/>
    </style:style>
    <style:style style:name="co27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29" style:family="table-column">
      <style:table-column-properties fo:break-before="auto" style:column-width="1.8236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9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lackstone_basin</text:p>
          </table:table-cell>
          <table:table-cell/>
        </table:table-row>
        <table:table-row table:style-name="ro1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real_taiga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1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ry_bushland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stone_abyss</text:p>
          </table:table-cell>
          <table:table-cell/>
        </table:table-row>
        <table:table-row table:style-name="ro1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1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1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</table:table>
      <table:table table:name="wood type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plants.A1:plants.E2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6">12/26/2025</text:date>, <text:time>04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6T04:16:38.75</dc:date>
    <meta:generator>OpenOffice/4.1.16$Win32 OpenOffice.org_project/4116m3$Build-9816</meta:generator>
    <meta:editing-duration>P2DT10H42M26S</meta:editing-duration>
    <meta:editing-cycles>429</meta:editing-cycles>
    <meta:document-statistic meta:table-count="16" meta:cell-count="2437" meta:object-count="0"/>
  </office:meta>
</office:document-meta>
</file>